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75in" style:rel-column-width="2412*"/>
    </style:style>
    <style:style style:name="Table1.B" style:family="table-column">
      <style:table-column-properties style:column-width="5.25in" style:rel-column-width="756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radun aikataulu – Olli Jokinen</text:h>
      <text:p text:style-name="Text_20_body">Olen varannut gradun teolle hyvin aikaa joulukuun puolivälistä tammikuun loppuun. Todennäköisesti tekeminen venyy helmikuun puolelle, mutta silloin en pysty tekemään hommaa mitenkään korkealla intesiteetillä, joten tarkoitus on tehdä suurin työ joulu-tammikuussa. Sinällään asialla ei ole kiire, tähtäimessä on kesäkuun 2012 publiikki, joten periaatteessa aikaa on. Mutta olen luvannut itselleni, että maisteriopinnot on ohi viimeistään 26.3., kun täytän 30... Siitä siis vähän kehystä aikataulutukseen. </text:p>
      <text:p text:style-name="Text_20_body">Alustava aikataulu näyttää tältä:</text:p>
      <table:table table:name="Table1" table:style-name="Table1">
        <table:table-column table:style-name="Table1.A"/>
        <table:table-column table:style-name="Table1.B"/>
        <table:table-row>
          <table:table-cell table:style-name="Table1.A1" office:value-type="string">
            <text:p text:style-name="P1">Ajankohta</text:p>
          </table:table-cell>
          <table:table-cell table:style-name="Table1.B1" office:value-type="string">
            <text:p text:style-name="P1">Mitä valmiina?</text:p>
          </table:table-cell>
        </table:table-row>
        <table:table-row>
          <table:table-cell table:style-name="Table1.A2" office:value-type="string">
            <text:p text:style-name="Table_20_Contents">Joulukuun puoliväli</text:p>
          </table:table-cell>
          <table:table-cell table:style-name="Table1.B2" office:value-type="string">
            <text:p text:style-name="Table_20_Contents">Tutkimussuunnitelma on hyväksytty</text:p>
          </table:table-cell>
        </table:table-row>
        <table:table-row>
          <table:table-cell table:style-name="Table1.A2" office:value-type="string">
            <text:p text:style-name="Table_20_Contents">Tammikuun alku</text:p>
          </table:table-cell>
          <table:table-cell table:style-name="Table1.B2" office:value-type="string">
            <text:p text:style-name="Table_20_Contents">“Kirjallisuusosio” eli kappaleet 2-4 valmiina. Aluksi lisää syventymistä kirjallisuuteen ja sitten ahkeraa kirjoitusta. </text:p>
            <text:p text:style-name="Table_20_Contents">Myös tutkimushypoteesi tarkentuu tässä vaiheessa. Tärkeimmäit tutkimuskysymykset jne.</text:p>
          </table:table-cell>
        </table:table-row>
        <table:table-row>
          <table:table-cell table:style-name="Table1.A2" office:value-type="string">
            <text:p text:style-name="Table_20_Contents">Tammikuun puoliväli</text:p>
          </table:table-cell>
          <table:table-cell table:style-name="Table1.B2" office:value-type="string">
            <text:p text:style-name="Table_20_Contents">Prototyyppi on suunniteltu ja todennäköisesti myös toteutettu ja dokumentoitu</text:p>
          </table:table-cell>
        </table:table-row>
        <table:table-row>
          <table:table-cell table:style-name="Table1.A2" office:value-type="string">
            <text:p text:style-name="Table_20_Contents">Tammikuun loppu</text:p>
          </table:table-cell>
          <table:table-cell table:style-name="Table1.B2" office:value-type="string">
            <text:p text:style-name="Table_20_Contents">Toteutuskappaleet (5-7) valmiina. Tässä vaiheessa toivottavasti jäljellä on enää vain viilailua ja erinäisten kohtien tarkennusta.</text:p>
          </table:table-cell>
        </table:table-row>
        <table:table-row>
          <table:table-cell table:style-name="Table1.A2" office:value-type="string">
            <text:p text:style-name="Table_20_Contents">Helmikuun puoliväli</text:p>
          </table:table-cell>
          <table:table-cell table:style-name="Table1.B2" office:value-type="string">
            <text:p text:style-name="Table_20_Contents">Tekstiosuus täysin valmis, viimeiset kielioppi yms. hionnat</text:p>
          </table:table-cell>
        </table:table-row>
        <table:table-row>
          <table:table-cell table:style-name="Table1.A2" office:value-type="string">
            <text:p text:style-name="Table_20_Contents">Helmikuun loppu</text:p>
          </table:table-cell>
          <table:table-cell table:style-name="Table1.B2" office:value-type="string">
            <text:p text:style-name="Table_20_Contents">(Viimeistään) tässä vaiheessa gradu siityy omista käsistä muiden arvioitavaksi.</text:p>
          </table:table-cell>
        </table:table-row>
        <table:table-row>
          <table:table-cell table:style-name="Table1.A2" office:value-type="string">
            <text:p text:style-name="Table_20_Contents">20.6.</text:p>
          </table:table-cell>
          <table:table-cell table:style-name="Table1.B2" office:value-type="string">
            <text:p text:style-name="Table_20_Contents">Publiikki. Kiitos ja näkemii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5T01:44:06</meta:creation-date>
    <dc:date>2011-12-05T01:56:37</dc:date>
    <meta:editing-duration>PT12M31S</meta:editing-duration>
    <meta:editing-cycles>3</meta:editing-cycles>
    <meta:generator>LibreOffice/3.4$Unix LibreOffice_project/340m1$Build-402</meta:generator>
    <meta:document-statistic meta:table-count="1" meta:image-count="0" meta:object-count="0" meta:page-count="1" meta:paragraph-count="20" meta:word-count="156" meta:character-count="1310" meta:non-whitespace-character-count="1172"/>
  </office:meta>
</office:document-meta>
</file>